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" svg:font-family="'Noto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Noto Sans" svg:font-family="'Noto Sans'" style:font-family-generic="swiss" style:font-pitch="variable"/>
    <style:font-face style:name="Noto Sans UI" svg:font-family="'Noto Sans U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ff" draw:fill-color="#6666ff" draw:textarea-horizontal-align="justify" draw:textarea-vertical-align="middle" draw:auto-grow-height="false" fo:min-height="4.262cm" fo:min-width="9.012cm"/>
    </style:style>
    <style:style style:name="gr2" style:family="graphic" style:parent-style-name="standard">
      <style:graphic-properties svg:stroke-color="#ff6600" draw:fill-color="#ff6600" draw:textarea-horizontal-align="justify" draw:textarea-vertical-align="middle" draw:auto-grow-height="false" fo:min-height="4.262cm" fo:min-width="9.012cm"/>
    </style:style>
    <style:style style:name="gr3" style:family="graphic" style:parent-style-name="standard">
      <style:graphic-properties svg:stroke-color="#99ff66" draw:fill-color="#99ff66" draw:textarea-horizontal-align="justify" draw:textarea-vertical-align="middle" draw:auto-grow-height="false" fo:min-height="4.262cm" fo:min-width="9.012cm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25cm" fo:min-width="0.5cm"/>
    </style:style>
    <style:style style:name="gr6" style:family="graphic" style:parent-style-name="standard">
      <style:graphic-properties svg:stroke-color="#ff6600" draw:fill-color="#ff6600" draw:textarea-horizontal-align="justify" draw:textarea-vertical-align="middle" draw:auto-grow-height="false" fo:min-height="1.75cm" fo:min-width="0cm"/>
    </style:style>
    <style:style style:name="gr7" style:family="graphic" style:parent-style-name="standard">
      <style:graphic-properties svg:stroke-color="#ff6600" draw:fill-color="#ff6600" draw:textarea-horizontal-align="justify" draw:textarea-vertical-align="middle" draw:auto-grow-height="false" fo:min-height="0.25cm" fo:min-width="0.5cm"/>
    </style:style>
    <style:style style:name="gr8" style:family="graphic" style:parent-style-name="standard">
      <style:graphic-properties svg:stroke-color="#ff6600" draw:fill-color="#ff6600" draw:textarea-horizontal-align="justify" draw:textarea-vertical-align="middle" draw:auto-grow-height="false" fo:min-height="0.45cm" fo:min-width="0.5cm"/>
    </style:style>
    <style:style style:name="gr9" style:family="graphic" style:parent-style-name="standard">
      <style:graphic-properties svg:stroke-color="#99ff66" draw:fill-color="#99ff66" draw:textarea-horizontal-align="justify" draw:textarea-vertical-align="middle" draw:auto-grow-height="false" fo:min-height="1.75cm" fo:min-width="0cm"/>
    </style:style>
    <style:style style:name="gr10" style:family="graphic" style:parent-style-name="standard">
      <style:graphic-properties svg:stroke-color="#99ff66" draw:fill-color="#99ff66" draw:textarea-horizontal-align="justify" draw:textarea-vertical-align="middle" draw:auto-grow-height="false" fo:min-height="0.25cm" fo:min-width="0.5cm"/>
    </style:style>
    <style:style style:name="gr11" style:family="graphic" style:parent-style-name="standard">
      <style:graphic-properties svg:stroke-color="#ff6600" draw:fill-color="#ff6600" draw:textarea-horizontal-align="justify" draw:textarea-vertical-align="middle" draw:auto-grow-height="false" fo:min-height="0.15cm" fo:min-width="0.5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gr13" style:family="graphic" style:parent-style-name="standard">
      <style:graphic-properties draw:stroke="none" svg:stroke-color="#000000" draw:fill="none" draw:fill-color="#ffffff" fo:min-height="0.85cm"/>
    </style:style>
    <style:style style:name="gr14" style:family="graphic" style:parent-style-name="standard">
      <style:graphic-properties draw:stroke="none" svg:stroke-color="#000000" draw:fill="none" draw:fill-color="#ffffff" fo:min-height="1.491cm"/>
    </style:style>
    <style:style style:name="gr15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loext:graphic-properties draw:fill-color="#6666ff"/>
      <style:paragraph-properties fo:text-align="center"/>
    </style:style>
    <style:style style:name="P2" style:family="paragraph">
      <loext:graphic-properties draw:fill-color="#ff6600"/>
      <style:paragraph-properties fo:text-align="center"/>
    </style:style>
    <style:style style:name="P3" style:family="paragraph">
      <loext:graphic-properties draw:fill-color="#99ff66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Noto Mono" fo:font-weight="normal"/>
    </style:style>
    <style:style style:name="P6" style:family="paragraph">
      <loext:graphic-properties draw:fill="none" draw:fill-color="#ffffff"/>
      <style:paragraph-properties fo:text-align="center"/>
      <style:text-properties style:font-name="Noto Mono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5cm" svg:x="5.5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0cm" svg:height="5cm" svg:x="5.5cm" svg:y="12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0cm" svg:height="5cm" svg:x="5.5cm" svg:y="2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5cm" svg:height="2cm" svg:x="7.4cm" svg:y="7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0.5cm" svg:x="8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cm" svg:height="0.5cm" svg:x="6.3cm" svg:y="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0.5cm" draw:transform="rotate (1.5707963267949) translate (6.3cm 10.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0.5cm" draw:transform="rotate (1.5707963267949) translate (8.5cm 10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2cm" svg:x="13.2cm" svg:y="7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0.5cm" svg:x="13.8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cm" svg:height="0.5cm" svg:x="12.1cm" svg:y="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0.5cm" draw:transform="rotate (1.5707963267949) translate (12.1cm 10.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0.5cm" draw:transform="rotate (1.5707963267949) translate (14.3cm 10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0.5cm" svg:height="2cm" draw:transform="rotate (-3.14159265358979) translate (7.9cm 12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cm" svg:height="0.5cm" draw:transform="rotate (-3.14159265358979) translate (7.3cm 10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cm" svg:height="0.5cm" draw:transform="rotate (-3.14159265358979) translate (9cm 10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1cm" svg:height="0.7cm" draw:transform="rotate (-1.5707963267949) translate (8.4cm 9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1cm" svg:height="0.7cm" draw:transform="rotate (-1.5707963267949) translate (7.6cm 9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0.5cm" svg:height="2cm" draw:transform="rotate (-3.14159265358979) translate (13.7cm 12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cm" svg:height="0.5cm" draw:transform="rotate (-3.14159265358979) translate (13.1cm 10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cm" svg:height="0.5cm" draw:transform="rotate (-3.14159265358979) translate (14.8cm 10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1cm" svg:height="0.7cm" draw:transform="rotate (-1.5707963267949) translate (14.2cm 9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1cm" svg:height="0.7cm" draw:transform="rotate (-1.5707963267949) translate (13.4cm 9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0.5cm" svg:height="2cm" draw:transform="rotate (-3.14159265358979) translate (13.7cm 22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cm" svg:height="0.5cm" draw:transform="rotate (-3.14159265358979) translate (13.1cm 21.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cm" svg:height="0.5cm" draw:transform="rotate (-3.14159265358979) translate (14.8cm 21.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cm" svg:height="0.5cm" draw:transform="rotate (-1.5707963267949) translate (14.8cm 1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cm" svg:height="0.5cm" draw:transform="rotate (-1.5707963267949) translate (12.6cm 1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cm" svg:height="0.5cm" draw:transform="rotate (-1.5707963267949) translate (13.7cm 1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0.5cm" svg:height="2cm" draw:transform="rotate (-3.14159265358979) translate (7.9cm 22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cm" svg:height="0.5cm" draw:transform="rotate (-3.14159265358979) translate (7.3cm 21.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cm" svg:height="0.5cm" draw:transform="rotate (-3.14159265358979) translate (9cm 21.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cm" svg:height="0.5cm" draw:transform="rotate (-1.5707963267949) translate (9cm 1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cm" svg:height="0.5cm" draw:transform="rotate (-1.5707963267949) translate (6.8cm 1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cm" svg:height="0.5cm" draw:transform="rotate (-1.5707963267949) translate (7.9cm 1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0.5cm" svg:height="2cm" svg:x="7.4cm" svg:y="1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cm" svg:height="0.5cm" svg:x="8cm" svg:y="1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cm" svg:height="0.5cm" svg:x="6.3cm" svg:y="1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4cm" draw:transform="rotate (1.5707963267949) translate (6.9cm 20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4cm" draw:transform="rotate (1.5707963267949) translate (8cm 20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0.5cm" svg:height="2cm" svg:x="13.2cm" svg:y="1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cm" svg:height="0.5cm" svg:x="13.8cm" svg:y="1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cm" svg:height="0.5cm" svg:x="12.1cm" svg:y="1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4cm" draw:transform="rotate (1.5707963267949) translate (12.7cm 20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cm" svg:height="0.4cm" draw:transform="rotate (1.5707963267949) translate (13.8cm 20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6" draw:layer="layout" svg:width="2.9cm" svg:height="1cm" svg:x="9.05cm" svg:y="2.5cm">
          <draw:text-box>
            <text:p text:style-name="P5">LibECG</text:p>
          </draw:text-box>
        </draw:frame>
        <draw:frame draw:style-name="gr13" draw:text-style-name="P6" draw:layer="layout" svg:width="3.2cm" svg:height="1.741cm" svg:x="6.05cm" svg:y="5cm">
          <draw:text-box>
            <text:p text:style-name="P5">Encoder</text:p>
            <text:p text:style-name="P5">Object</text:p>
          </draw:text-box>
        </draw:frame>
        <draw:frame draw:style-name="gr13" draw:text-style-name="P6" draw:layer="layout" svg:width="3.2cm" svg:height="1.741cm" svg:x="11.85cm" svg:y="5cm">
          <draw:text-box>
            <text:p text:style-name="P5">Decoder</text:p>
            <text:p text:style-name="P5">Object</text:p>
          </draw:text-box>
        </draw:frame>
        <draw:frame draw:style-name="gr14" draw:text-style-name="P6" draw:layer="layout" svg:width="8.2cm" svg:height="1.741cm" svg:x="6.4cm" svg:y="14cm">
          <draw:text-box>
            <text:p text:style-name="P5">LibECG-CLR-Interface</text:p>
            <text:p text:style-name="P5">Wrapper class</text:p>
          </draw:text-box>
        </draw:frame>
        <draw:frame draw:style-name="gr14" draw:text-style-name="P6" draw:layer="layout" svg:width="8.2cm" svg:height="1.741cm" svg:x="6.4cm" svg:y="24.4cm">
          <draw:text-box>
            <text:p text:style-name="P5">Microsoft .Net</text:p>
            <text:p text:style-name="P5">Framework</text:p>
          </draw:text-box>
        </draw:frame>
        <draw:frame draw:style-name="gr15" draw:text-style-name="P6" draw:layer="layout" svg:width="6.25cm" svg:height="0.996cm" svg:x="7.375cm" svg:y="3.804cm">
          <draw:text-box>
            <text:p text:style-name="P5">Native C++ cod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" svg:font-family="'Noto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Noto Sans" svg:font-family="'Noto Sans'" style:font-family-generic="swiss" style:font-pitch="variable"/>
    <style:font-face style:name="Noto Sans UI" svg:font-family="'Noto Sans U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9T09:34:38.010248320</meta:creation-date>
    <dc:date>2017-08-29T11:14:18.494691211</dc:date>
    <meta:editing-duration>PT17M35S</meta:editing-duration>
    <meta:editing-cycles>5</meta:editing-cycles>
    <meta:generator>LibreOffice/5.1.6.2$Linux_X86_64 LibreOffice_project/10m0$Build-2</meta:generator>
    <meta:document-statistic meta:object-count="51"/>
  </office:meta>
</office:document-meta>
</file>